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BLEconnector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Qt program wich consent to connect to Arduino via BLE to retrieve gyro data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P 1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reate a program wich can scan for nearby BLE devic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TEP 2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reate a program wich can scan for nearby BLE devices and can connect to them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TEP 3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Create a .ino file that if uploaded to arduino advertises its presence and services such as gyro and accelerometer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TEP 4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Create a program wich can scan for nearby BLE devices and can connect to them and retrieve data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4T12:02:24.063436929</meta:creation-date>
    <meta:editing-duration>PT5M15S</meta:editing-duration>
    <meta:editing-cycles>3</meta:editing-cycles>
    <meta:generator>LibreOffice/7.1.7.2$Linux_X86_64 LibreOffice_project/10$Build-2</meta:generator>
    <dc:title>Vivid</dc:title>
    <dc:date>2021-11-24T12:07:39.655784761</dc:date>
    <meta:document-statistic meta:object-count="76"/>
  </office:meta>
</office:document-meta>
</file>